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Keyboard8" text:continue-numbering="true" text:continue-list="list_Keyboar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Keyboard9" text:continue-numbering="true" text:continue-list="list_Keyboar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Keyboar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11" text:continue-numbering="true" text:continue-list="list_Keyboar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12" text:continue-numbering="true" text:continue-list="list_Key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3" text:continue-numbering="true" text:continue-list="list_Key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4" text:continue-numbering="true" text:continue-list="list_Keyboard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6" text:continue-numbering="true" text:continue-list="list_Key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7" text:continue-numbering="true" text:continue-list="list_Keyboard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9" text:continue-numbering="true" text:continue-list="list_Keyboard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20" text:continue-numbering="true" text:continue-list="list_Keyboard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22" text:continue-numbering="true" text:continue-list="list_Keyboard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3" text:continue-numbering="true" text:continue-list="list_Keyboard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Keyboard25" text:continue-numbering="true" text:continue-list="list_Keyboard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6" text:continue-numbering="true" text:continue-list="list_Keyboard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7" text:continue-numbering="true" text:continue-list="list_Keyboard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8" text:continue-numbering="true" text:continue-list="list_Keyboard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9" text:continue-numbering="true" text:continue-list="list_Keyboard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30" text:continue-numbering="true" text:continue-list="list_Keyboard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31" text:continue-numbering="true" text:continue-list="list_Keyboard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32" text:continue-numbering="true" text:continue-list="list_Keyboard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33" text:continue-numbering="true" text:continue-list="list_Keyboard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4" text:continue-numbering="true" text:continue-list="list_Keyboard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5" text:continue-numbering="true" text:continue-list="list_Keyboard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6" text:continue-numbering="true" text:continue-list="list_Keyboard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7" text:continue-numbering="true" text:continue-list="list_Keyboard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8" text:continue-numbering="true" text:continue-list="list_Keyboard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9" text:continue-numbering="true" text:continue-list="list_Keyboard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40" text:continue-numbering="true" text:continue-list="list_Keyboard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41" text:continue-numbering="true" text:continue-list="list_Keyboard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42" text:continue-numbering="true" text:continue-list="list_Keyboard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43" text:continue-numbering="true" text:continue-list="list_Keyboard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4" text:continue-numbering="true" text:continue-list="list_Keyboard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5" text:continue-numbering="true" text:continue-list="list_Keyboard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6" text:continue-numbering="true" text:continue-list="list_Keyboard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7" text:continue-numbering="true" text:continue-list="list_Keyboard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8" text:continue-numbering="true" text:continue-list="list_Keyboard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9" text:continue-numbering="true" text:continue-list="list_Keyboard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50" text:continue-numbering="true" text:continue-list="list_Keyboard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52" text:continue-numbering="true" text:continue-list="list_Keyboard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Keyboard54" text:continue-numbering="true" text:continue-list="list_Keyboard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Keyboard56" text:continue-numbering="true" text:continue-list="list_Keyboard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8" text:continue-numbering="true" text:continue-list="list_Keyboard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59" text:continue-numbering="true" text:continue-list="list_Keyboard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60" text:continue-numbering="true" text:continue-list="list_Keyboard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61" text:continue-numbering="true" text:continue-list="list_Keyboard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62" text:continue-numbering="true" text:continue-list="list_Keyboard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63" text:continue-numbering="true" text:continue-list="list_Keyboard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Keyboard64" text:continue-numbering="true" text:continue-list="list_Keyboard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65" text:continue-numbering="true" text:continue-list="list_Keyboard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67" text:continue-numbering="true" text:continue-list="list_Keyboard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68" text:continue-numbering="true" text:continue-list="list_Keyboard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69" text:continue-numbering="true" text:continue-list="list_Keyboard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7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